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dda7a" officeooo:paragraph-rsid="000dda7a"/>
    </style:style>
    <style:style style:name="T1" style:family="text">
      <style:text-properties officeooo:rsid="000dd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Function to calculate waiting time</text:p>
      <text:p text:style-name="Standard">def find_waiting_time(processes, n, bt, wt, at):</text:p>
      <text:p text:style-name="Standard"><text:s text:c="4"/>wt[0] = 0 <text:s/># First process has no waiting time</text:p>
      <text:p text:style-name="Standard"><text:s text:c="4"/></text:p>
      <text:p text:style-name="Standard"><text:s text:c="4"/>for i in range(1, n):</text:p>
      <text:p text:style-name="Standard"><text:s text:c="8"/># Waiting time = previous burst + previous waiting - gap in arrivals</text:p>
      <text:p text:style-name="Standard"><text:s text:c="8"/>wt[i] = bt[i-1] + wt[i-1] - (at[i] - at[i-1])</text:p>
      <text:p text:style-name="Standard"><text:s text:c="8"/></text:p>
      <text:p text:style-name="Standard"><text:s text:c="8"/># If CPU was idle, waiting time becomes zero</text:p>
      <text:p text:style-name="Standard"><text:s text:c="8"/>if wt[i] &lt; 0:</text:p>
      <text:p text:style-name="Standard"><text:s text:c="12"/>wt[i] = 0</text:p>
      <text:p text:style-name="Standard"/>
      <text:p text:style-name="Standard"># Function to calculate turnaround time</text:p>
      <text:p text:style-name="Standard">def find_turnaround_time(processes, n, bt, wt, tat):</text:p>
      <text:p text:style-name="Standard"><text:s text:c="4"/>for i in range(n):</text:p>
      <text:p text:style-name="Standard"><text:s text:c="8"/>tat[i] = bt[i] + wt[i]</text:p>
      <text:p text:style-name="Standard"/>
      <text:p text:style-name="Standard"># Function to calculate average time and print results</text:p>
      <text:p text:style-name="Standard">def find_avg_time(processes, n, bt, at):</text:p>
      <text:p text:style-name="Standard"><text:s text:c="4"/>wt = [0] * n</text:p>
      <text:p text:style-name="Standard"><text:s text:c="4"/>tat = [0] * n</text:p>
      <text:p text:style-name="Standard"><text:s text:c="4"/></text:p>
      <text:p text:style-name="Standard"><text:s text:c="4"/># Function calls</text:p>
      <text:p text:style-name="Standard"><text:s text:c="4"/>find_waiting_time(processes, n, bt, wt, at)</text:p>
      <text:p text:style-name="Standard"><text:s text:c="4"/>find_turnaround_time(processes, n, bt, wt, tat)</text:p>
      <text:p text:style-name="Standard"><text:s text:c="4"/></text:p>
      <text:p text:style-name="Standard"><text:s text:c="4"/>print("Process\tArrival Time\tBurst Time\tWaiting Time\tTurnaround Time") </text:p>
      <text:p text:style-name="Standard"><text:s text:c="4"/>total_wt = 0</text:p>
      <text:p text:style-name="Standard"><text:s text:c="4"/>total_tat = 0</text:p>
      <text:p text:style-name="Standard"><text:s text:c="4"/></text:p>
      <text:p text:style-name="Standard"><text:s text:c="4"/>for i in range(n):</text:p>
      <text:p text:style-name="Standard"><text:s text:c="8"/>total_wt += wt[i]</text:p>
      <text:p text:style-name="Standard"><text:s text:c="8"/>total_tat += tat[i]</text:p>
      <text:p text:style-name="Standard"><text:s text:c="8"/>print(f"{processes[i]}\t\t{at[i]}\t\t{bt[i]}\t\t{wt[i]}\t\t{tat[i]}")</text:p>
      <text:p text:style-name="Standard"><text:s text:c="4"/></text:p>
      <text:p text:style-name="Standard"><text:s text:c="4"/>print(f"\nAverage waiting time = {total_wt / n:.2f}")</text:p>
      <text:p text:style-name="Standard"><text:s text:c="4"/>print(f"Average turnaround time = {total_tat / n:.2f}")</text:p>
      <text:p text:style-name="Standard"/>
      <text:p text:style-name="Standard"># Driver code</text:p>
      <text:p text:style-name="Standard">if __name__ == "__main__":</text:p>
      <text:p text:style-name="Standard"><text:s text:c="4"/>n = int(input("Enter number of processes: "))</text:p>
      <text:p text:style-name="Standard"><text:s text:c="4"/>processes = []</text:p>
      <text:p text:style-name="Standard"><text:s text:c="4"/>arrival_time = []</text:p>
      <text:p text:style-name="Standard"><text:s text:c="4"/>burst_time = []</text:p>
      <text:p text:style-name="Standard"><text:s text:c="4"/></text:p>
      <text:p text:style-name="Standard"><text:s text:c="4"/>for i in range(n):</text:p>
      <text:p text:style-name="Standard"><text:s text:c="8"/>processes.append(f"P{i+1}")</text:p>
      <text:p text:style-name="Standard"><text:s text:c="8"/>at = int(input(f"Enter arrival time of process {i+1}: "))</text:p>
      <text:p text:style-name="Standard"><text:s text:c="8"/>bt = int(input(f"Enter burst time of process {i+1}: "))</text:p>
      <text:p text:style-name="Standard"><text:s text:c="8"/>arrival_time.append(at)</text:p>
      <text:p text:style-name="Standard"><text:soft-page-break/><text:s text:c="8"/>burst_time.append(bt)</text:p>
      <text:p text:style-name="Standard"><text:s text:c="4"/></text:p>
      <text:p text:style-name="Standard"><text:s text:c="4"/># Sort processes by arrival time</text:p>
      <text:p text:style-name="Standard"><text:s text:c="4"/>processes, arrival_time, burst_time = zip(*sorted(</text:p>
      <text:p text:style-name="Standard"><text:s text:c="8"/>zip(processes, arrival_time, burst_time), key=lambda x: x[1]</text:p>
      <text:p text:style-name="Standard"><text:s text:c="4"/>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da7a" officeooo:paragraph-rsid="000dda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JF scheduling algorith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2:43:21.724421288</meta:creation-date>
    <dc:date>2025-10-06T12:44:43.112463817</dc:date>
    <meta:editing-duration>PT1M22S</meta:editing-duration>
    <meta:editing-cycles>1</meta:editing-cycles>
    <meta:document-statistic meta:table-count="0" meta:image-count="0" meta:object-count="0" meta:page-count="2" meta:paragraph-count="54" meta:word-count="227" meta:character-count="1762" meta:non-whitespace-character-count="1330"/>
    <meta:generator>LibreOffice/7.3.7.2$Linux_X86_64 LibreOffice_project/30$Build-2</meta:generator>
  </office:meta>
</office:document-meta>
</file>